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Tests.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Tests.deferredResultWithDelay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Tests.deferredResult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Tests.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Tests.streaming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roller.errorHandler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.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.getDeferredResult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s.printAsyn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Controller.getCompletableFuture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s.completableFutureWithImmedi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Controller.delay( long millis ,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ests.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Controller.getStreamingS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Controller.get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yncTests.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Controller.getDeferredResultWithDelaye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Tests.streamingS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Controller.getStrea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.getStreaming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Controller.getDeferred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